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72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72%" fo:text-align="center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72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ff" style:text-line-through-style="none" style:text-line-through-type="none" style:text-position="0% 100%" style:font-name="Courier New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72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ourier New" fo:font-size="12pt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72%" fo:text-align="start" style:justify-single-word="false" fo:keep-together="auto" fo:orphans="0" fo:widows="0" fo:text-indent="0.1965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72%" fo:text-align="start" style:justify-single-word="false" fo:keep-together="auto" fo:orphans="0" fo:widows="0" fo:text-indent="0.1965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ourier New" fo:font-size="12pt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/>
    </style:style>
    <style:style style:name="P7" style:family="paragraph" style:parent-style-name="Title" style:master-page-name="Standard">
      <style:paragraph-properties style:page-number="1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Courier New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urier New" fo:font-size="12pt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urier New" fo:font-size="12pt" fo:font-style="normal" style:text-underline-style="none" fo:font-weight="bold" style:font-name-asian="Courier New1" style:font-size-asian="12pt" style:font-style-asian="normal" style:font-weight-asian="bold" style:font-name-complex="Courier New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urier New" fo:font-size="12pt" fo:font-style="italic" style:text-underline-style="none" fo:font-weight="normal" style:font-name-asian="Courier New1" style:font-size-asian="12pt" style:font-style-asian="italic" style:font-weight-asian="normal" style:font-name-complex="Courier New1" style:font-size-complex="12pt"/>
    </style:style>
    <style:style style:name="T5" style:family="text">
      <style:text-properties fo:font-variant="normal" fo:text-transform="none" fo:color="#008000" style:text-line-through-style="none" style:text-line-through-type="none" style:text-position="0% 100%" style:font-name="Courier New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/>
    </style:style>
    <style:style style:name="T6" style:family="text">
      <style:text-properties fo:font-variant="normal" fo:text-transform="none" fo:color="#b22222" style:text-line-through-style="none" style:text-line-through-type="none" style:text-position="0% 100%" style:font-name="Courier New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/>
    </style:style>
    <style:style style:name="T7" style:family="text">
      <style:text-properties fo:font-variant="normal" fo:text-transform="none" fo:color="#808080" style:text-line-through-style="none" style:text-line-through-type="none" style:text-position="0% 100%" style:font-name="Courier New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Hal Spacejock book one - Sample yWriter Project</text:p>
      <text:p text:style-name="Subtitle">Simon Haynes</text:p>
      <text:p text:style-name="Heading_20_2">Info</text:p>
      <text:p text:style-name="P1"><text:span text:style-name="T1">[ToDo Scene]</text:span></text:p>
      <text:p text:style-name="P1"><text:span text:style-name="T2">*** IMPORTANT ***</text:span></text:p>
      <text:p text:style-name="P5"><text:span text:style-name="T2">Uninstalling yWriter5 will uninstall (delete) this sample project.</text:span></text:p>
      <text:p text:style-name="P5"><text:span text:style-name="T2">Reinstalling yWriter5 will overwrite this sample project.</text:span></text:p>
      <text:p text:style-name="P6"/>
      <text:p text:style-name="P5"><text:span text:style-name="T2">Therefore, rather than modifying this project with your own content, </text:span><text:span text:style-name="T3">please create a new project for your own work</text:span><text:span text:style-name="T2">. (</text:span><text:span text:style-name="T4">Project - Create Empty Project</text:span><text:span text:style-name="T2">, or </text:span><text:span text:style-name="T4">Project - New Project Wizard</text:span><text:span text:style-name="T2">)</text:span></text:p>
      <text:p text:style-name="P6"/>
      <text:p text:style-name="P5"><text:span text:style-name="T2">Any new projects created with yWriter5 will not be deleted, overwritten or modified when you uninstall or reinstall the software.</text:span></text:p>
      <text:p text:style-name="P1"><text:span text:style-name="T1">[/ScID (Notes)]</text:span></text:p>
      <text:p text:style-name="P3"/>
      <text:p text:style-name="P1"><text:span text:style-name="T5">[ChID:34]</text:span></text:p>
      <text:p text:style-name="Heading_20_1">Part 1</text:p>
      <text:p text:style-name="P1"><text:span text:style-name="T5">[/ChID]</text:span></text:p>
      <text:p text:style-name="P1"><text:span text:style-name="T5">[ChID:1]</text:span></text:p>
      <text:p text:style-name="Heading_20_2">Chapter 1</text:p>
      <text:p text:style-name="P1"><text:span text:style-name="T5">[ToDo Scene]</text:span></text:p>
      <text:p text:style-name="Heading_20_2">Chapter 3</text:p>
      <text:p text:style-name="P1"><text:span text:style-name="T1">[ToDo Scene]</text:span></text:p>
      <text:p text:style-name="P1"><text:soft-page-break/><text:span text:style-name="T2">"No sign of Jerling's pilot," said Hal, who was standing in the Black Gull's airlock peering through a scratched, yellowed porthole. He cupped his hands to the plastic and squinted, but it made little difference. "There could be an army out there and I wouldn't know it."</text:span></text:p>
      <text:p text:style-name="P5"><text:span text:style-name="T2">"Why don't you open the door?" asked the Navcom.</text:span></text:p>
      <text:p text:style-name="P5"><text:span text:style-name="T2">"No thanks. Vurdi's robot might be hanging around."</text:span></text:p>
      <text:p text:style-name="P6"/>
      <text:p text:style-name="P5"><text:span text:style-name="T2">. . .</text:span></text:p>
      <text:p text:style-name="P1"><text:span text:style-name="T1">[/ScID (Notes)]</text:span></text:p>
      <text:p text:style-name="P1"><text:span text:style-name="T1">[/ChID (Notes)]</text:span></text:p>
      <text:p text:style-name="P1"><text:span text:style-name="T5">[ChID:4]</text:span></text:p>
      <text:p text:style-name="Heading_20_2">Chapter 4</text:p>
      <text:p text:style-name="P1"><text:span text:style-name="T5">[ToDo Scene]</text:span></text:p>
      <text:p text:style-name="P1"><text:span text:style-name="T2">Portmaster Linten studied Hal across the desk, eyes narrowed. "Are you telling me this Jerling character will pay your bill?"</text:span></text:p>
      <text:p text:style-name="P5"><text:span text:style-name="T2">"He has to. I can't deliver his cargo if the Gull is stuck here, can I?"</text:span></text:p>
      <text:p text:style-name="P5"><text:span text:style-name="T2">The commset buzzed and Linten leant forward. "Yes?"</text:span></text:p>
      <text:p text:style-name="P5"><text:span text:style-name="T2">There was a crackling sound. "Help! Fire!" said a voice over the noise.</text:span></text:p>
      <text:p text:style-name="P5"><text:span text:style-name="T2">"Who is this? What are you talking about?"</text:span></text:p>
      <text:p text:style-name="P5"><text:span text:style-name="T2">"The grass is burning," cried the voice. "There's a fire on the landing field!"</text:span></text:p>
      <text:p text:style-name="P5"><text:span text:style-name="T2">"Which pad?"</text:span></text:p>
      <text:p text:style-name="P5"><text:span text:style-name="T2">"Fifty-two," said Hal, smothering a grin. "That's Clunk." He leant towards the commset. "Clunk, is the ship in danger from this, er, fire?"</text:span></text:p>
      <text:p text:style-name="P5"><text:span text:style-name="T2">"Not yet, Mr Spacejock, but it soon will be. Would you like me to move it out of the way?"</text:span></text:p>
      <text:p text:style-name="P5"><text:span text:style-name="T2">"You keep your hands off the controls. I'll be there in a tick."</text:span></text:p>
      <text:p text:style-name="P5"><text:span text:style-name="T2">"You'll have to hurry, the fire's right up to the refuelling cluster. If that explodes--"</text:span></text:p>
      <text:p text:style-name="P6"/>
      <text:p text:style-name="P5"><text:soft-page-break/><text:span text:style-name="T2">. . .</text:span></text:p>
      <text:p text:style-name="P1"><text:span text:style-name="T6">[/ScID (ToDo)]</text:span></text:p>
      <text:p text:style-name="Heading_20_4">* * *</text:p>
      <text:p text:style-name="P1"><text:span text:style-name="T5">[ToDo Scene]</text:span></text:p>
      <text:p text:style-name="Heading_20_2">Chapter 6</text:p>
      <text:p text:style-name="P1"><text:span text:style-name="T6">[ToDo Scene]</text:span></text:p>
      <text:p text:style-name="P1"><text:span text:style-name="T2">This bird is not dead ...</text:span></text:p>
      <text:p text:style-name="P1"><text:span text:style-name="T6">[/ScID (ToDo)]</text:span></text:p>
      <text:p text:style-name="Heading_20_4">* * *</text:p>
      <text:p text:style-name="P1"><text:span text:style-name="T6">[ToDo Scene]</text:span></text:p>
      <text:p text:style-name="P4"/>
      <text:p text:style-name="P1"><text:span text:style-name="T6">[/ScID (ToDo)]</text:span></text:p>
      <text:p text:style-name="P1"><text:soft-page-break/><text:span text:style-name="T6">[/ChID (ToDo)]</text:span></text:p>
      <text:p text:style-name="P1"><text:span text:style-name="T5">[ChID:7]</text:span></text:p>
      <text:p text:style-name="Heading_20_2">Chapter 7</text:p>
      <text:p text:style-name="P1"><text:span text:style-name="T5">[ToDo Scene]</text:span></text:p>
      <text:p text:style-name="Heading_20_2">Chapter 33</text:p>
      <text:p text:style-name="P1"><text:span text:style-name="T7">[ToDo Scene]</text:span></text:p>
      <text:p text:style-name="P1"><text:span text:style-name="T2">This text is not needed.</text:span></text:p>
      <text:p text:style-name="P1"><text:span text:style-name="T7">[/ScID (Unused)]</text:span></text:p>
      <text:p text:style-name="P1"><text:span text:style-name="T7">[/ChID (Unused)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ourier New" fo:font-size="12pt" fo:language="en" fo:country="AU" style:letter-kerning="false" style:font-name-asian="Courier New1" style:font-size-asian="12pt" style:language-asian="zh" style:country-asian="CN" style:font-name-complex="Courier New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ourier New" fo:font-size="12pt" fo:language="en" fo:country="AU" style:letter-kerning="false" style:font-name-asian="Courier New1" style:font-size-asian="12pt" style:language-asian="zh" style:country-asian="CN" style:font-name-complex="Courier New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72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5752in" fo:margin-bottom="0.2874in" loext:contextual-spacing="false" fo:line-height="172%" fo:text-align="center" style:justify-single-word="false" fo:keep-with-next="always"/>
      <style:text-properties fo:font-variant="small-caps" fo:font-weight="bold" style:font-weight-asian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5752in" fo:margin-bottom="0.2874in" loext:contextual-spacing="false" fo:line-height="172%" fo:text-align="center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74in" fo:margin-bottom="0.2874in" loext:contextual-spacing="false" fo:line-height="172%" fo:text-align="center" style:justify-single-word="false" fo:keep-with-next="always"/>
      <style:text-properties fo:font-style="italic" style:font-style-asian="italic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74in" fo:margin-bottom="0.2874in" loext:contextual-spacing="false" fo:line-height="172%" fo:text-align="center" style:justify-single-word="false" fo:keep-with-next="always"/>
    </style:style>
    <style:style style:name="Heading_20_5" style:display-name="Heading 5" style:family="paragraph" style:parent-style-name="normal" style:next-style-name="Standard" style:default-outline-level="" style:class="text">
      <style:paragraph-properties fo:line-height="172%" fo:text-align="center" style:justify-single-word="false" fo:keep-with-next="always"/>
    </style:style>
    <style:style style:name="Heading_20_6" style:display-name="Heading 6" style:family="paragraph" style:parent-style-name="normal" style:next-style-name="Standard" style:default-outline-level="" style:class="text">
      <style:paragraph-properties fo:line-height="172%" fo:text-align="center" style:justify-single-word="false" fo:keep-with-next="always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in" loext:contextual-spacing="false" fo:line-height="200%" fo:text-align="center" style:justify-single-word="false" fo:text-indent="0in" style:auto-text-indent="false"/>
      <style:text-properties fo:font-variant="small-caps" fo:font-weight="normal" style:font-weight-asian="normal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in" loext:contextual-spacing="false" fo:line-height="200%" fo:text-align="center" style:justify-single-word="false" fo:text-indent="0in" style:auto-text-indent="false"/>
      <style:text-properties fo:font-variant="normal" fo:text-transform="none" fo:font-style="italic" fo:font-weight="normal" style:font-style-asian="italic" style:font-weight-asian="normal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72%" fo:text-align="center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1.2598in" fo:margin-bottom="0.9839in" fo:margin-left="1.0634in" fo:margin-right="1.1811in" style:writing-mode="lr-tb" style:layout-grid-color="#c0c0c0" style:layout-grid-lines="2207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7598in" fo:margin-left="0in" fo:margin-right="0in" fo:margin-top="0.7201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9" meta:paragraph-count="333" meta:word-count="1700" meta:character-count="9858" meta:non-whitespace-character-count="8492"/>
    <meta:generator>LibreOfficeDev/6.0.5.2$Linux_X86_64 LibreOffice_project/</meta:generator>
  </office:meta>
</office:document-meta>
</file>